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size="18pt" officeooo:paragraph-rsid="000e000d" style:font-size-asian="18pt" style:font-size-complex="18pt"/>
    </style:style>
    <style:style style:name="P2" style:family="paragraph" style:parent-style-name="Standard">
      <style:paragraph-properties fo:line-height="150%"/>
      <style:text-properties officeooo:paragraph-rsid="000e000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>
      <style:text-properties officeooo:paragraph-rsid="000e000d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0e000d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officeooo:paragraph-rsid="000e000d"/>
    </style:style>
    <style:style style:name="P9" style:family="paragraph" style:parent-style-name="Text_20_body" style:list-style-name="L2">
      <style:text-properties officeooo:paragraph-rsid="000e000d"/>
    </style:style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7">
      <style:paragraph-properties fo:margin-top="0cm" fo:margin-bottom="0cm" style:contextual-spacing="false"/>
      <style:text-properties officeooo:paragraph-rsid="000e000d"/>
    </style:style>
    <style:style style:name="P16" style:family="paragraph" style:parent-style-name="Text_20_body" style:list-style-name="L8">
      <style:text-properties officeooo:paragraph-rsid="000e000d"/>
    </style:style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>
      <style:paragraph-properties fo:line-height="150%"/>
      <style:text-properties officeooo:paragraph-rsid="000e000d"/>
    </style:style>
    <style:style style:name="T1" style:family="text">
      <style:text-properties officeooo:rsid="000e000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Regras de Negócios Detalhadas</text:h>
      <text:p text:style-name="P6"/>
      <text:p text:style-name="P6"><text:span text:style-name="Strong_20_Emphasis">Campos Ocultos e Controle de Interface</text:span></text:p>
      <text:p text:style-name="P6"><text:span text:style-name="Strong_20_Emphasis"/></text:p>
      <text:list text:style-name="L3">
        <text:list-item>
          <text:p text:style-name="P10"><text:span text:style-name="Strong_20_Emphasis">Esconder/Mostrar Controles</text:span>: O campo <text:span text:style-name="Source_20_Text">Table_Adto__.Link__</text:span> é ocultado quando não é necessário para a etapa atual do processo. <text:s/>O campo <text:span text:style-name="Source_20_Text">Validation__</text:span> é exibido quando certas condições são atendidas, como durante a validação inicial. </text:p>
          <text:p text:style-name="P10"/>
        </text:list-item>
        <text:list-item>
          <text:p text:style-name="P10"><text:span text:style-name="Strong_20_Emphasis">Definir Somente Leitura</text:span>: O campo <text:span text:style-name="Source_20_Text">Departamento__</text:span> é configurado como editável (<text:span text:style-name="Source_20_Text">SetReadOnly(false)</text:span>) para permitir que os usuários façam alterações quando necessário. <text:s/>O campo <text:span text:style-name="Source_20_Text">Valor_Total__</text:span> é definido como somente leitura para evitar alterações após a submissão inicial. </text:p>
        </text:list-item>
      </text:list>
      <text:list text:style-name="L1">
        <text:list-item>
          <text:list>
            <text:list-header>
              <text:p text:style-name="P4"/>
            </text:list-header>
          </text:list>
        </text:list-item>
      </text:list>
      <text:p text:style-name="Text_20_body"><text:span text:style-name="Strong_20_Emphasis">Validação de Dados</text:span></text:p>
      <text:list xml:id="list33801475377270" text:continue-numbering="true" text:style-name="L1">
        <text:list-header>
          <text:p text:style-name="P3"><text:span text:style-name="Strong_20_Emphasis"/></text:p>
        </text:list-header>
      </text:list>
      <text:list text:style-name="L4">
        <text:list-item>
          <text:p text:style-name="P11"><text:span text:style-name="Strong_20_Emphasis">Validação Inicial</text:span>: Quando o valor de <text:span text:style-name="Source_20_Text">Validation__</text:span> é "FIRST", os campos <text:span text:style-name="Source_20_Text">Data_Fatura__</text:span> e <text:span text:style-name="Source_20_Text">Valor_Total__</text:span> são inicializados para garantir que os dados sejam configurados corretamente desde o início. </text:p>
          <text:p text:style-name="P11"/>
        </text:list-item>
        <text:list-item>
          <text:p text:style-name="P11"><text:span text:style-name="Strong_20_Emphasis">Validação de Aprovação</text:span>: Durante a fase de aprovação, os campos <text:span text:style-name="Source_20_Text">Aprovador__</text:span> e <text:span text:style-name="Source_20_Text">Data_Aprovacao__</text:span> são definidos como editáveis, enquanto <text:span text:style-name="Source_20_Text">Valor_Total__</text:span> permanece bloqueado para garantir a integridade dos dados. </text:p>
        </text:list-item>
      </text:list>
      <text:list xml:id="list33802183680155" text:continue-list="list33801475377270" text:style-name="L1">
        <text:list-item>
          <text:list>
            <text:list-item>
              <text:list>
                <text:list-header>
                  <text:p text:style-name="P4"/>
                </text:list-header>
              </text:list>
            </text:list-item>
          </text:list>
        </text:list-item>
      </text:list>
      <text:p text:style-name="Text_20_body"><text:span text:style-name="Strong_20_Emphasis">Fluxo de Trabalho (Workflow)</text:span></text:p>
      <text:p text:style-name="Text_20_body"><text:span text:style-name="Strong_20_Emphasis"/></text:p>
      <text:list text:style-name="L5">
        <text:list-item>
          <text:p text:style-name="P12"><text:span text:style-name="Strong_20_Emphasis">Controle de Aprovação</text:span>: Quando o campo <text:span text:style-name="Source_20_Text">Approvador__</text:span> é alterado, uma função específica é executada para garantir que todas as condições de aprovação sejam atendidas. </text:p>
          <text:p text:style-name="P12"/>
        </text:list-item>
        <text:list-item>
          <text:p text:style-name="P12"><text:span text:style-name="Strong_20_Emphasis">Validação de Aprovação Duplicada</text:span>: Para evitar que um mesmo aprovador aprove a mesma solicitação mais de uma vez, o sistema verifica se o aprovador já realizou uma aprovação anterior. </text:p>
          <text:p text:style-name="P12"/>
        </text:list-item>
        <text:list-item>
          <text:p text:style-name="P12"><text:span text:style-name="Strong_20_Emphasis">Etapas do Workflow</text:span>: O workflow inclui etapas como submissão inicial, revisão, aprovação por diferentes níveis hierárquicos e finalização. Cada etapa tem suas próprias regras e validações. </text:p>
          <text:p text:style-name="P12"/>
        </text:list-item>
        <text:list-item>
          <text:p text:style-name="P12"><text:span text:style-name="Strong_20_Emphasis">Cláusulas de Aprovação Baseadas no Valor Total</text:span>: Para valores acima de R$10.000,00, é necessária a aprovação de um gerente. Para valores acima de R$50.000,00, é necessária a aprovação de um diretor. </text:p>
        </text:list-item>
      </text:list>
      <text:p text:style-name="P5"/>
      <text:p text:style-name="P5"/>
      <text:p text:style-name="Text_20_body"><text:soft-page-break/><text:span text:style-name="Strong_20_Emphasis">Consultas e Atualizações de Banco de Dados</text:span></text:p>
      <text:p text:style-name="Text_20_body"><text:span text:style-name="Strong_20_Emphasis"/></text:p>
      <text:list text:style-name="L6">
        <text:list-item>
          <text:p text:style-name="P13"><text:span text:style-name="Strong_20_Emphasis">Consultas de Usuários e Fornecedores</text:span>: Durante o processo, são realizadas consultas para buscar informações de usuários e fornecedores. Por exemplo, a consulta <text:span text:style-name="Source_20_Text">query_Usuario</text:span> busca informações de usuários com base no CPF ou CNPJ fornecido. </text:p>
          <text:list>
            <text:list-item>
              <text:list>
                <text:list-header>
                  <text:p text:style-name="P13"/>
                </text:list-header>
              </text:list>
            </text:list-item>
          </text:list>
        </text:list-item>
        <text:list-item>
          <text:p text:style-name="P13"><text:span text:style-name="Strong_20_Emphasis">Atualização de Campos</text:span>: Com base nos resultados das consultas, os campos <text:span text:style-name="Source_20_Text">Descricao__</text:span> e <text:span text:style-name="Source_20_Text">Fornecedor__</text:span> são atualizados automaticamente para garantir que as informações mais recentes e precisas sejam usadas em todo o processo. </text:p>
        </text:list-item>
      </text:list>
      <text:p text:style-name="P7"><text:span text:style-name="Strong_20_Emphasis"/></text:p>
      <text:p text:style-name="P7"><text:span text:style-name="Strong_20_Emphasis">Regras de Aprovação e Alçadas</text:span></text:p>
      <text:list xml:id="list33801836865415" text:continue-list="list33802183680155" text:style-name="L1">
        <text:list-header>
          <text:p text:style-name="P3"><text:span text:style-name="Strong_20_Emphasis"/></text:p>
        </text:list-header>
      </text:list>
      <text:list text:style-name="L7">
        <text:list-item>
          <text:p text:style-name="P14"><text:span text:style-name="Strong_20_Emphasis">Definição de Alçadas</text:span>: As alçadas de aprovação são definidas com base no valor total da nota. Por exemplo, valores entre R$5.000,00 e R$10.000,00 podem ser aprovados por supervisores, enquanto valores acima de R$10.000,00 exigem a aprovação de gerentes ou diretores. </text:p>
          <text:list>
            <text:list-header>
              <text:p text:style-name="P14"/>
            </text:list-header>
          </text:list>
        </text:list-item>
        <text:list-item>
          <text:p text:style-name="P15"><text:span text:style-name="Strong_20_Emphasis">Validação de Alçadas</text:span>: Existem validações específicas para garantir que a aprovação seja feita pelo cargo correto. Por exemplo, se o valor total for superior a R$10.000,00, a aprovação deve ser feita por um gerente. </text:p>
          <text:list>
            <text:list-header>
              <text:p text:style-name="P14"/>
            </text:list-header>
          </text:list>
        </text:list-item>
        <text:list-item>
          <text:p text:style-name="P14"><text:span text:style-name="Strong_20_Emphasis">Cláusulas de Aprovação Baseadas no Valor Total</text:span>: Dependendo do valor total do adiantamento, diferentes níveis de aprovação são necessários. Por exemplo, valores acima de R$50.000,00 exigem a aprovação de um diretor. </text:p>
        </text:list-item>
      </text:list>
      <text:list xml:id="list33801710606388" text:continue-list="list33801836865415" text:style-name="L1">
        <text:list-item>
          <text:list>
            <text:list-header>
              <text:p text:style-name="P4"/>
            </text:list-header>
          </text:list>
        </text:list-item>
      </text:list>
      <text:p text:style-name="P6"><text:span text:style-name="Strong_20_Emphasis">Regras de Preenchimento Automático</text:span></text:p>
      <text:p text:style-name="P6"><text:span text:style-name="Strong_20_Emphasis"/></text:p>
      <text:list text:style-name="L8">
        <text:list-item>
          <text:p text:style-name="P16"><text:span text:style-name="Strong_20_Emphasis">Preenchimento de Campos</text:span>: <text:s/>Alguns campos são preenchidos automaticamente com base em outras informações disponíveis no sistema. Por exemplo, o campo <text:span text:style-name="Source_20_Text">OB_Brand__</text:span> é preenchido automaticamente com o valor retornado pela consulta <text:span text:style-name="Source_20_Text">query_Brand</text:span>. </text:p>
        </text:list-item>
      </text:list>
      <text:list text:continue-list="list33801710606388" text:style-name="L1">
        <text:list-item>
          <text:list>
            <text:list-item>
              <text:list>
                <text:list-header>
                  <text:p text:style-name="P4"/>
                </text:list-header>
              </text:list>
            </text:list-item>
          </text:list>
        </text:list-item>
      </text:list>
      <text:p text:style-name="Text_20_body"><text:span text:style-name="Strong_20_Emphasis">Regras de Erro e Alerta</text:span></text:p>
      <text:p text:style-name="Text_20_body"><text:span text:style-name="Strong_20_Emphasis"/></text:p>
      <text:list text:style-name="L9">
        <text:list-item>
          <text:p text:style-name="P17"><text:span text:style-name="Strong_20_Emphasis">Mensagens de Erro e Alerta</text:span>: Mensagens de erro e alerta são exibidas para o usuário em caso de validações falhas. Por exemplo, se o campo <text:span text:style-name="Source_20_Text">Data_Fatura__</text:span> não for preenchido, uma mensagem de erro é exibida para alertar o usuário. 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span text:style-name="Strong_20_Emphasis">Regras Específicas de Campos</text:span></text:p>
      <text:p text:style-name="P6"><text:span text:style-name="Strong_20_Emphasis"/></text:p>
      <text:list text:style-name="L2">
        <text:list-item>
          <text:p text:style-name="P9"><text:span text:style-name="Strong_20_Emphasis">Campos Obrigatórios</text:span>: Certos campos, como <text:span text:style-name="Source_20_Text">Data_Fatura__</text:span> e <text:span text:style-name="Source_20_Text">Valor_Total__</text:span>, são obrigatórios e devem ser preenchidos antes que o processo possa continuar. Isso garante que todas as informações necessárias sejam fornecidas. </text:p>
          <text:p text:style-name="P9"/>
        </text:list-item>
        <text:list-item>
          <text:p text:style-name="P8"><text:span text:style-name="Strong_20_Emphasis">Regras de Formatação</text:span>: Existem regras específicas de formatação aplicadas a certos campos para garantir que os dados sejam inseridos de maneira consistente. Por exemplo, o campo <text:span text:style-name="Source_20_Text">N_Atribuicao__</text:span> é formatado com a referência apropriada. </text:p>
        </text:list-item>
      </text:list>
      <text:p text:style-name="P7"/>
      <text:p text:style-name="P6"><text:span text:style-name="Strong_20_Emphasis">C</text:span><text:span text:style-name="Strong_20_Emphasis"><text:span text:style-name="T1">onclusão</text:span></text:span></text:p>
      <text:p text:style-name="Standard"/>
      <text:p text:style-name="P18">Esta análise contempla todas as regras de negócio identificadas no código até o momento. As regras abordam aspectos como validações, workflows, cálculos, auditoria e interações com o usuário. Vale ressaltar que, à medida que novas regras forem encontradas ou ajustes forem feitos no código, este documento poderá ser atualizado para refletir essas modificações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02:31:22.677464553</meta:creation-date>
    <meta:print-date>2025-01-02T02:31:48.351239898</meta:print-date>
    <meta:printed-by>Arquivos PDF</meta:printed-by>
    <dc:date>2025-01-02T03:38:00.749817022</dc:date>
    <meta:editing-duration>PT56M26S</meta:editing-duration>
    <meta:editing-cycles>1</meta:editing-cycles>
    <meta:document-statistic meta:table-count="0" meta:image-count="0" meta:object-count="0" meta:page-count="3" meta:paragraph-count="41" meta:word-count="660" meta:character-count="4368" meta:non-whitespace-character-count="3746"/>
    <meta:generator>LibreOffice/24.2.7.2$Linux_X86_64 LibreOffice_project/420$Build-2</meta:generator>
  </office:meta>
</office:document-meta>
</file>